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9076" officeooo:paragraph-rsid="001f9076"/>
    </style:style>
    <style:style style:name="P2" style:family="paragraph" style:parent-style-name="Standard">
      <style:text-properties officeooo:rsid="001fbb30" officeooo:paragraph-rsid="001fbb30"/>
    </style:style>
    <style:style style:name="T1" style:family="text">
      <style:text-properties officeooo:rsid="00214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.c++_basics / C++Constants</text:p>
      <text:p text:style-name="P1"><text:tab/>Defined constant : #define MAX_NUM 300</text:p>
      <text:p text:style-name="P1"><text:tab/>Declared constant : const int MAX_NUM = 300;</text:p>
      <text:p text:style-name="P1"/>
      <text:p text:style-name="P2">02.c++_basics / C++Operators</text:p>
      <text:p text:style-name="P2"><text:tab/>Increment/decrement : ++a, a++</text:p>
      <text:p text:style-name="P2"><text:tab/>Arithmetic : a+b, a-b, a*b, a/b, a%b, +a, -a</text:p>
      <text:p text:style-name="P2"><text:tab/>Relational : a==b, a!=b, a&lt;b, a&lt;=b, a&gt;b, a&gt;=b</text:p>
      <text:p text:style-name="P2"><text:tab/>Bitwise : a&amp;b, a|b, a^b, ~a, a&gt;&gt;b, a&lt;&lt;b</text:p>
      <text:p text:style-name="P2"><text:tab/>Logical : a&amp;&amp;b, a||b, !a</text:p>
      <text:p text:style-name="P2"><text:tab/>Conditional : a?b:c</text:p>
      <text:p text:style-name="P2"><text:tab/>(Compound) assignment : a=b, a+=b, a&amp;&amp;=b, …</text:p>
      <text:p text:style-name="P2"><text:tab/>Comma : a, b (e.g. a= (b=3, b+2);)</text:p>
      <text:p text:style-name="P2"><text:tab/><text:tab/><text:span text:style-name="T1">&gt;&gt;&gt; b=3 , a=b+2=5</text:span></text:p>
      <text:p text:style-name="P2"><text:tab/>Other : type casting, sizeof(), …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06:13.457687481</meta:creation-date>
    <dc:date>2017-10-19T23:32:12.173373001</dc:date>
    <meta:editing-duration>PT1H15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2" meta:character-count="479" meta:non-whitespace-character-count="398"/>
  </office:meta>
</office:document-meta>
</file>